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5a07" officeooo:paragraph-rsid="00115a07"/>
    </style:style>
    <style:style style:name="P2" style:family="paragraph" style:parent-style-name="Preformatted_20_Text">
      <style:text-properties officeooo:rsid="00115a07" officeooo:paragraph-rsid="00131aa0"/>
    </style:style>
    <style:style style:name="P3" style:family="paragraph" style:parent-style-name="Preformatted_20_Text">
      <style:text-properties officeooo:rsid="00131aa0" officeooo:paragraph-rsid="00131aa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break-before="page"/>
      <style:text-properties officeooo:paragraph-rsid="00115a07"/>
    </style:style>
    <style:style style:name="P6" style:family="paragraph" style:parent-style-name="Standard">
      <style:text-properties officeooo:rsid="00115a07" officeooo:paragraph-rsid="00115a07"/>
    </style:style>
    <style:style style:name="P7" style:family="paragraph" style:parent-style-name="Standard">
      <style:text-properties officeooo:rsid="00115a07" officeooo:paragraph-rsid="0014a0e0"/>
    </style:style>
    <style:style style:name="P8" style:family="paragraph" style:parent-style-name="Standard">
      <style:text-properties officeooo:rsid="00131aa0" officeooo:paragraph-rsid="00131aa0"/>
    </style:style>
    <style:style style:name="P9" style:family="paragraph" style:parent-style-name="Standard">
      <style:text-properties officeooo:rsid="00145226" officeooo:paragraph-rsid="00145226"/>
    </style:style>
    <style:style style:name="T1" style:family="text">
      <style:text-properties officeooo:rsid="00131aa0"/>
    </style:style>
    <style:style style:name="T2" style:family="text">
      <style:text-properties officeooo:rsid="0014a0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ip install –upgrade setuptools</text:p>
      <text:p text:style-name="P8">Pip3 install pandas</text:p>
      <text:p text:style-name="P9">pip list</text:p>
      <text:p text:style-name="P9"/>
      <text:p text:style-name="P6">Install <text:span text:style-name="T1">numpy:</text:span></text:p>
      <text:p text:style-name="P6"/>
      <text:p text:style-name="P1"><text:span text:style-name="Source_20_Text">sudo apt update</text:span></text:p>
      <text:p text:style-name="Preformatted_20_Text"><text:span text:style-name="Source_20_Text">sudo apt remove python3-numpy</text:span></text:p>
      <text:p text:style-name="Preformatted_20_Text"><text:span text:style-name="Source_20_Text">sudo apt install libatlas3-base</text:span></text:p>
      <text:p text:style-name="P4"><text:span text:style-name="Source_20_Text">sudo pip3 install numpy</text:span></text:p>
      <text:p text:style-name="P6"/>
      <text:p text:style-name="P6"/>
      <text:p text:style-name="P8">sudo apt remove python3-numpy</text:p>
      <text:p text:style-name="P8"/>
      <text:p text:style-name="P8">sudo apt install libatlas3-base</text:p>
      <text:p text:style-name="P3"><text:span text:style-name="Source_20_Text">sudo pip3 install numpy</text:span></text:p>
      <text:p text:style-name="P8"/>
      <text:p text:style-name="P6"/>
      <text:p text:style-name="P6">Install gplk solver for raspberry pi</text:p>
      <text:p text:style-name="P6"/>
      <text:p text:style-name="P6">sduo apt-cahe search “gplk”</text:p>
      <text:p text:style-name="P6"/>
      <text:p text:style-name="P6"><text:span text:style-name="Source_20_Text">apt-get install libglpk-dev</text:span></text:p>
      <text:p text:style-name="P6"><text:span text:style-name="Source_20_Text"/></text:p>
      <text:p text:style-name="P1"><text:span text:style-name="Source_20_Text">sudo apt-get install glpk-utils libglpk-dev glpk-doc python-glpk</text:span></text:p>
      <text:p text:style-name="P2"><text:span text:style-name="Source_20_Text"><text:span text:style-name="T1">pip3 uninstall pyomo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pip</text:span><text:span text:style-name="Source_20_Text"><text:span text:style-name="T1">3</text:span></text:span><text:span text:style-name="Source_20_Text"> install pyomo==5.7.3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------------------------------------------------------------</text:span></text:p>
      <text:p text:style-name="P6"><text:span text:style-name="Source_20_Text"/></text:p>
      <text:p text:style-name="P7"><text:span text:style-name="Source_20_Text"><text:span text:style-name="T2">Errors for ssh get data from raspberry pi,</text:span></text:span></text:p>
      <text:p text:style-name="P7"><text:span text:style-name="Source_20_Text"/></text:p>
      <text:p text:style-name="P7"><text:span text:style-name="Source_20_Text"><text:span text:style-name="T2">the ssh.connect need to run (re-call every time) in the loop</text:span></text:span></text:p>
      <text:p text:style-name="P5"><text:span text:style-name="Source_20_Text"/></text:p>
      <text:p text:style-name="P6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5:17:09.441519999</meta:creation-date>
    <dc:date>2022-01-10T16:22:50.556232924</dc:date>
    <meta:editing-duration>PT53M3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84" meta:character-count="614" meta:non-whitespace-character-count="550"/>
  </office:meta>
</office:document-meta>
</file>